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shelf Symbol 7" svg:font-family="'Bookshelf Symbol 7'" style:font-pitch="fixed" style:font-charset="x-symbol"/>
    <style:font-face style:name="Mangal1" svg:font-family="Mangal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adornments="Normalny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45cm" fo:margin-left="-0.122cm" table:align="left" style:writing-mode="page"/>
    </style:style>
    <style:style style:name="Tabela1.A" style:family="table-column">
      <style:table-column-properties style:column-width="8.625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032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loext:contextual-spacing="false" fo:line-height="200%" fo:text-align="center" style:justify-single-word="false"/>
      <style:text-properties fo:font-size="10.5pt" fo:font-weight="bold" officeooo:rsid="001ca3a0" officeooo:paragraph-rsid="001ca3a0" style:font-size-asian="10.5pt" style:font-weight-asian="bold" style:font-size-complex="10.5pt" style:font-weight-complex="bold"/>
    </style:style>
    <style:style style:name="P2" style:family="paragraph" style:parent-style-name="Standard">
      <style:text-properties officeooo:paragraph-rsid="001c18d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c865f" style:font-weight-asian="bold" style:font-weight-complex="bold"/>
    </style:style>
    <style:style style:name="P5" style:family="paragraph" style:parent-style-name="Standard">
      <style:paragraph-properties fo:margin-top="0cm" fo:margin-bottom="0.499cm" loext:contextual-spacing="false" style:writing-mode="page"/>
      <style:text-properties officeooo:paragraph-rsid="001c18d1"/>
    </style:style>
    <style:style style:name="P6" style:family="paragraph" style:parent-style-name="nagłówek1">
      <style:paragraph-properties fo:margin-top="0cm" fo:margin-bottom="0.499cm" loext:contextual-spacing="false" fo:break-before="column" style:writing-mode="page"/>
      <style:text-properties officeooo:paragraph-rsid="001ca3a0"/>
    </style:style>
    <style:style style:name="P7" style:family="paragraph" style:parent-style-name="Standard" style:master-page-name="">
      <loext:graphic-properties draw:fill="none"/>
      <style:paragraph-properties fo:margin-left="0cm" fo:margin-right="-1.101cm" fo:margin-top="0cm" fo:margin-bottom="0.499cm" loext:contextual-spacing="false" fo:text-indent="0cm" style:auto-text-indent="false" style:page-number="auto" fo:background-color="transparent" style:writing-mode="page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line-height="150%" fo:text-align="justify" style:justify-single-word="false" fo:text-indent="-1cm" style:auto-text-indent="false" style:page-number="auto" fo:background-color="transparent" fo:padding="0.049cm" fo:border="none" style:shadow="none" style:writing-mode="page" style:join-border="false"/>
      <style:text-properties fo:font-size="13pt" officeooo:paragraph-rsid="00244f88" style:font-size-asian="13pt" style:font-size-complex="13pt"/>
    </style:style>
    <style:style style:name="P9" style:family="paragraph" style:parent-style-name="nagłówek1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 style:writing-mode="page"/>
    </style:style>
    <style:style style:name="P10" style:family="paragraph" style:parent-style-name="nagłówek2" style:master-page-name="">
      <loext:graphic-properties draw:fill="none"/>
      <style:paragraph-properties fo:margin-left="0cm" fo:margin-right="0.7cm" fo:text-indent="0cm" style:auto-text-indent="false" style:page-number="auto" fo:background-color="transparent" style:writing-mode="page"/>
    </style:style>
    <style:style style:name="P11" style:family="paragraph" style:parent-style-name="tabela" style:list-style-name="L1"/>
    <style:style style:name="P12" style:family="paragraph" style:parent-style-name="tabela" style:list-style-name="L2"/>
    <style:style style:name="P13" style:family="paragraph" style:parent-style-name="tabela" style:list-style-name="tabela"/>
    <style:style style:name="P14" style:family="paragraph" style:parent-style-name="tabela" style:list-style-name="L3"/>
    <style:style style:name="P15" style:family="paragraph" style:parent-style-name="tabela" style:list-style-name="tabela">
      <loext:graphic-properties draw:fill="none"/>
      <style:paragraph-properties fo:margin-left="1.3cm" fo:margin-right="-0.499cm" fo:text-indent="-0.6cm" style:auto-text-indent="false" fo:background-color="transparent" style:writing-mode="page"/>
    </style:style>
    <style:style style:name="P16" style:family="paragraph" style:parent-style-name="Quotations">
      <style:paragraph-properties fo:margin-left="0cm" fo:margin-right="1cm" fo:text-indent="0cm" style:auto-text-indent="false"/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officeooo:rsid="001ebc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loext:shadow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 loext:shadow="none"/>
    </style:style>
    <style:style style:name="Sect1" style:family="section">
      <style:section-properties text:dont-balance-text-columns="false" style:editable="false">
        <style:columns fo:column-count="2">
          <style:column style:rel-width="4875*" fo:start-indent="0cm" fo:end-indent="0.044cm"/>
          <style:column style:rel-width="4763*" fo:start-indent="0.044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Temat</text:span><text:span text:style-name="T5">:</text:span><text:span text:style-name="T3"> </text:span>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P9"><text:span text:style-name="pogrubienie">Czesław Miłosz (1911-2004)</text:span></text:p>
        <text:p text:style-name="P10"><text:span text:style-name="pogrubienie"><text:span text:style-name="T4">Który skrzywdziłeś</text:span></text:span></text:p>
        <text:p text:style-name="P2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5">Radzi że jeszcze jeden dzień przeżyli,</text:p>
        <text:p text:style-name="P2">Nie bądź bezpieczny. Poeta pamięta</text:p>
        <text:p text:style-name="P2">Możesz go zabić - narodzi się nowy.</text:p>
        <text:p text:style-name="P5">Spisane będą czyny i rozmowy.</text:p>
        <text:p text:style-name="P2">Lepszy dla ciebie byłby świt zimowy</text:p>
        <text:p text:style-name="P5">I sznur i gałąź pod ciężarem zgięta.</text:p>
        <text:p text:style-name="P16">Washington D.C., 1950 (Światło dzienne, 1953)</text:p>
        <text:p text:style-name="P6">Ernest Bryll (ur. 1935)</text:p>
        <text:p text:style-name="Standard"><text:span text:style-name="pogrubienie"><text:span text:style-name="T4">Ten, który…</text:span></text:span></text:p>
        <text:p text:style-name="P2">Ten, który skrzywdził człowieka prostego</text:p>
        <text:p text:style-name="P2">Wynajdzie rymopisów, co wszystko wymażą</text:p>
        <text:p text:style-name="P2">i historyka w dowodach zręcznego</text:p>
        <text:p text:style-name="P2">Który wyrzeźbi dzieje z tak dostojną twarzą</text:p>
        <text:p text:style-name="P2">Jak nigdy w dziejach nie bywało.</text:p>
        <text:p text:style-name="P2">Ten, który zbrodnię czynił - byle wszystko cało</text:p>
        <text:p text:style-name="P2">Znajdzie w ciemności wieków swoją sprawiedliwość</text:p>
        <text:p text:style-name="P5">Chociaż siał burze, słodkie zbierze ziarno.</text:p>
        <text:p text:style-name="P2">Takie jest doświadczenie. A my byśmy chcieli</text:p>
        <text:p text:style-name="P2">Aby się słowa poety lękano</text:p>
        <text:p text:style-name="P2">By imperatorowie w pomiętej pościeli</text:p>
        <text:p text:style-name="P5">Pocili się, myśleli - co o nich pisano</text:p>
        <text:p text:style-name="P2">Takie jest doświadczenie, które zawsze znano</text:p>
        <text:p text:style-name="P5">I zawsze przeciw głupi poeci lecieli.</text:p>
        <text:p text:style-name="P16">Zwierzątko, 1975</text:p>
      </text:section>
      <text:p text:style-name="P7">I. <text:span text:style-name="T2">Rozwinięcie tematu (22 pkt)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Miłosz, <text:span text:style-name="T4">Który skrzywdziłeś</text:span></text:p>
          </table:table-cell>
          <table:table-cell table:style-name="Tabela1.B1" office:value-type="string">
            <text:p text:style-name="P4">Bryll, <text:span text:style-name="T4">Ten, który…</text:span></text:p>
          </table:table-cell>
        </table:table-row>
        <table:table-row>
          <table:table-cell table:style-name="Tabela1.A2" table:number-columns-spanned="2" office:value-type="string">
            <text:p text:style-name="P3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713375648" text:style-name="L1">
              <text:list-item>
                <text:p text:style-name="P11">pewny własnej wartości roli poeta;</text:p>
              </text:list-item>
              <text:list-item>
                <text:p text:style-name="P11">obserwator i krytyk piętnujący zło;</text:p>
              </text:list-item>
              <text:list-item>
                <text:p text:style-name="P11">osoba zaangażowana;</text:p>
              </text:list-item>
            </text:list>
          </table:table-cell>
          <table:table-cell table:style-name="Tabela1.B3" office:value-type="string">
            <text:list xml:id="list4047998" text:style-name="L2">
              <text:list-item>
                <text:p text:style-name="P12">racjonalista odrzucający idealizowanie rzeczywistości;</text:p>
              </text:list-item>
              <text:list-item>
                <text:p text:style-name="P12">ironiczny, sarkastyczny krytyk;</text:p>
              </text:list-item>
              <text:list-item>
                <text:p text:style-name="P12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Adresat liryczny</text:p>
          </table:table-cell>
          <table:covered-table-cell/>
        </table:table-row>
        <table:table-row>
          <table:table-cell table:style-name="Tabela1.A7" office:value-type="string">
            <text:list xml:id="list3729588513" text:style-name="tabela">
              <text:list-item>
                <text:p text:style-name="P13">człowiek lekceważący człowieka i normy moralne;</text:p>
              </text:list-item>
              <text:list-item>
                <text:p text:style-name="P13">tyran, zadufany w sobie, pyszny i dumny władca;</text:p>
              </text:list-item>
            </text:list>
          </table:table-cell>
          <table:table-cell table:style-name="Tabela1.B5" office:value-type="string">
            <text:list xml:id="list1391474005" text:style-name="L3">
              <text:list-item>
                <text:p text:style-name="P14">retoryczne "my", czyli "wy" - podm. zdystansowany!</text:p>
              </text:list-item>
              <text:list-item>
                <text:p text:style-name="P14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3350988903" text:style-name="tabela">
              <text:list-item>
                <text:p text:style-name="P13">spersonalizowany (2 os. lp.) - wzmocnienie groźby;</text:p>
              </text:list-item>
              <text:list-item>
                <text:p text:style-name="P13">strachem podporządkowuje sobie innych;</text:p>
              </text:list-item>
              <text:list-item>
                <text:p text:style-name="P13">poddańczo wychwalany i idealizowany;</text:p>
              </text:list-item>
            </text:list>
          </table:table-cell>
          <table:table-cell table:style-name="Tabela1.B7" office:value-type="string">
            <text:list xml:id="list95356785234901" text:continue-numbering="true" text:style-name="tabela">
              <text:list-item>
                <text:p text:style-name="P13">uprzedmiotowiony (3 os.) - niedosięgły; cyniczny i szyderczy manipulator; gardzi człowiekiem i prawdą;</text:p>
              </text:list-item>
              <text:list-item>
                <text:p text:style-name="P15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shelf Symbol 7" svg:font-family="'Bookshelf Symbol 7'" style:font-pitch="fixed" style:font-charset="x-symbol"/>
    <style:font-face style:name="Mangal1" svg:font-family="Mangal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adornments="Normalny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agłówek1" style:family="paragraph" style:parent-style-name="Standard" style:next-style-name="Heading_20_1" style:master-page-name="">
      <style:paragraph-properties fo:margin-top="0.499cm" fo:margin-bottom="0.499cm" loext:contextual-spacing="false" style:page-number="auto" style:writing-mode="page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agłówek2" style:family="paragraph" style:parent-style-name="Standard"/>
    <style:style style:name="Header" style:family="paragraph" style:parent-style-name="Standard" style:class="extra">
      <style:paragraph-properties fo:margin-top="0cm" fo:margin-bottom="0.499cm" loext:contextual-spacing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indent="0cm" style:auto-text-indent="false" style:writing-mode="page"/>
      <style:text-properties style:font-name="Arabic Typesetting" fo:font-family="'Arabic Typesetting'" style:font-style-name="Normalny" style:font-family-generic="script" style:font-pitch="variable" fo:font-size="13pt" style:font-size-asian="10.5pt"/>
    </style:style>
    <style:style style:name="tabela" style:family="paragraph" style:parent-style-name="Standard">
      <style:paragraph-properties style:writing-mode="page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grubienie" style:family="text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abel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line-height="200%" fo:text-align="center" style:justify-single-word="false"/>
      <style:text-properties fo:font-size="10.5pt" fo:font-weight="bold" officeooo:rsid="001ca3a0" officeooo:paragraph-rsid="001ca3a0" style:font-size-asian="10.5pt" style:font-weight-asian="bold" style:font-size-complex="10.5pt" style:font-weight-complex="bold"/>
    </style:style>
    <style:style style:name="MT1" style:family="text">
      <style:text-properties officeooo:rsid="001ebc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<text:span text:style-name="MT1">abe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14.276056559</meta:creation-date>
    <dc:date>2017-11-06T09:53:55.633229388</dc:date>
    <meta:editing-duration>PT11M</meta:editing-duration>
    <meta:editing-cycles>5</meta:editing-cycles>
    <meta:generator>LibreOffice/5.4.1.2.0$Linux_X86_64 LibreOffice_project/40m0$Build-2</meta:generator>
    <meta:document-statistic meta:table-count="1" meta:image-count="0" meta:object-count="0" meta:page-count="1" meta:paragraph-count="56" meta:word-count="328" meta:character-count="2210" meta:non-whitespace-character-count="1953"/>
  </office:meta>
</office:document-meta>
</file>